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4b28" officeooo:paragraph-rsid="00154b28" style:font-size-asian="15.75pt" style:font-size-complex="18pt"/>
    </style:style>
    <style:style style:name="P2" style:family="paragraph" style:parent-style-name="Text_20_body">
      <style:text-properties fo:color="#000000" fo:font-size="18pt" fo:font-style="italic" officeooo:rsid="00154b28" officeooo:paragraph-rsid="00154b28" style:font-size-asian="15.75pt" style:font-style-asian="italic" style:font-size-complex="18pt" style:font-style-complex="italic"/>
    </style:style>
    <style:style style:name="P3" style:family="paragraph" style:parent-style-name="Text_20_body">
      <style:text-properties fo:font-size="18pt" fo:font-style="italic" officeooo:paragraph-rsid="0019d1c0" style:font-size-asian="18pt" style:font-style-asian="italic" style:font-size-complex="18pt" style:font-style-complex="italic"/>
    </style:style>
    <style:style style:name="P4" style:family="paragraph" style:parent-style-name="Standard">
      <style:text-properties fo:color="#ff3300" fo:font-size="18pt" officeooo:rsid="00154b28" officeooo:paragraph-rsid="00154b28" style:font-size-asian="15.75pt" style:font-size-complex="18pt"/>
    </style:style>
    <style:style style:name="P5" style:family="paragraph" style:parent-style-name="Standard">
      <style:text-properties fo:color="#000000" fo:font-size="18pt" fo:font-style="italic" officeooo:rsid="001756bd" officeooo:paragraph-rsid="001756bd" style:font-size-asian="15.75pt" style:font-style-asian="italic" style:font-size-complex="18pt" style:font-style-complex="italic"/>
    </style:style>
    <style:style style:name="T1" style:family="text">
      <style:text-properties officeooo:rsid="00158f68"/>
    </style:style>
    <style:style style:name="T2" style:family="text">
      <style:text-properties officeooo:rsid="001756b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56bd" style:font-weight-asian="bold" style:font-weight-complex="bold"/>
    </style:style>
    <style:style style:name="T5" style:family="text">
      <style:text-properties fo:color="#000000" officeooo:rsid="001756bd" style:font-size-asian="15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Code Report for </text:span><text:span text:style-name="T4">Merge Sort (using threads)</text:span><text:span text:style-name="T3">:</text:span></text:p>
      <text:p text:style-name="P4"><text:span text:style-name="T3"/></text:p>
      <text:p text:style-name="P2">Timing the code and comparing its performance with the traditional sequential code shows that the sequential sort perform<text:span text:style-name="T1">s</text:span> better.<text:line-break/>When, say left child, accesses the left array, the array is loaded into the cache of a processor. Now when the right array is accessed (because of concurrent accesses), there is a cache miss since the cache is filled with left segment and then right segment is copied to the cache memory. This to-and-fro process continues and it degrades the performance to such a level that it performs poorer than the sequential code.</text:p>
      <text:p text:style-name="P3">There are ways to reduce the cache misses by controlling the workflow of the code. But they cannot be avoided completely.</text:p>
      <text:p text:style-name="P3"><text:span text:style-name="T5">The one with threads works slower than the code using fork().</text:span></text:p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5:24:27.918406805</meta:creation-date>
    <dc:date>2017-10-07T18:41:40.828290133</dc:date>
    <meta:editing-duration>PT5M43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1" meta:paragraph-count="4" meta:word-count="131" meta:character-count="776" meta:non-whitespace-character-count="649"/>
  </office:meta>
</office:document-meta>
</file>